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8000000AD5267FB55.png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2A800000152872FA3B5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100000000C02020E04F.png"/>
  <manifest:file-entry manifest:media-type="image/png" manifest:full-path="Pictures/10000000000002F9000002B8319166AE.png"/>
  <manifest:file-entry manifest:media-type="image/png" manifest:full-path="Pictures/10000000000003A0000001348394BF78.png"/>
  <manifest:file-entry manifest:media-type="image/png" manifest:full-path="Pictures/10000000000002B0000000DA2E3B3C72.png"/>
  <manifest:file-entry manifest:media-type="image/png" manifest:full-path="Pictures/1000000000000389000001764ADEB6E5.png"/>
  <manifest:file-entry manifest:media-type="image/png" manifest:full-path="Pictures/10000000000002A50000018634EEA274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11F000000F5C4E3E4CF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192000000FD4D39B4DD.png"/>
  <manifest:file-entry manifest:media-type="image/png" manifest:full-path="Pictures/10000000000003350000021870938061.png"/>
  <manifest:file-entry manifest:media-type="image/png" manifest:full-path="Pictures/1000000000000308000001F12228CCA0.png"/>
  <manifest:file-entry manifest:media-type="image/png" manifest:full-path="Pictures/1000000000000286000000EF34CBD00B.png"/>
  <manifest:file-entry manifest:media-type="image/png" manifest:full-path="Pictures/10000000000003FF00000259F443FEEB.png"/>
  <manifest:file-entry manifest:media-type="image/png" manifest:full-path="Pictures/10000000000003E80000015650A05627.png"/>
  <manifest:file-entry manifest:media-type="image/png" manifest:full-path="Pictures/10000000000003B000000104E9AE9AAB.png"/>
  <manifest:file-entry manifest:media-type="image/png" manifest:full-path="Pictures/10000000000002AF00000168DA90B4E7.png"/>
  <manifest:file-entry manifest:media-type="image/png" manifest:full-path="Pictures/10000000000002D400000111972D1CE8.png"/>
  <manifest:file-entry manifest:media-type="image/png" manifest:full-path="Pictures/100000000000010000000056FF6250DD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23A00000110AA98DC5C.png"/>
  <manifest:file-entry manifest:media-type="image/png" manifest:full-path="Pictures/10000000000001F70000009CB3B6EE7B.png"/>
  <manifest:file-entry manifest:media-type="image/png" manifest:full-path="Pictures/1000000000000350000001CED3CC4839.png"/>
  <manifest:file-entry manifest:media-type="image/png" manifest:full-path="Pictures/10000000000002EE0000014284412EBF.png"/>
  <manifest:file-entry manifest:media-type="image/png" manifest:full-path="Pictures/10000000000003170000014EE12157EB.png"/>
  <manifest:file-entry manifest:media-type="image/png" manifest:full-path="Pictures/1000000000000302000001FB460E344F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576000000D0081E0E28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3BD000001326B004C2B.png"/>
  <manifest:file-entry manifest:media-type="image/png" manifest:full-path="Pictures/100000000000040E0000015CEFA8D9DC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EB00000106C90BDBDD.png"/>
  <manifest:file-entry manifest:media-type="image/png" manifest:full-path="Pictures/10000000000002AD000000FED6DC9BB4.png"/>
  <manifest:file-entry manifest:media-type="image/png" manifest:full-path="Pictures/10000000000001B60000009EEEB7A4E1.png"/>
  <manifest:file-entry manifest:media-type="image/png" manifest:full-path="Pictures/10000000000002520000013D66BC32B8.png"/>
  <manifest:file-entry manifest:media-type="image/png" manifest:full-path="Pictures/10000000000001DA0000013190E61F74.png"/>
  <manifest:file-entry manifest:media-type="image/png" manifest:full-path="Pictures/100000000000022400000129338C249C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D00000016755FD979F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1" draw:name="graphics53" text:anchor-type="paragraph" svg:x="-0.044cm" svg:y="20.366cm" svg:width="15.87cm" svg:height="6.699cm" draw:z-index="40"><draw:image xlink:href="Pictures/10000000000003170000014EE12157EB.png" xlink:type="simple" xlink:show="embed" xlink:actuate="onLoad"/></draw:frame><draw:frame draw:style-name="fr1" draw:name="graphics31" text:anchor-type="paragraph" svg:x="0cm" svg:y="9.77cm" svg:width="15.429cm" svg:height="10.197cm" draw:z-index="41"><draw:image xlink:href="Pictures/10000000000002F9000001F727821DB0.png" xlink:type="simple" xlink:show="embed" xlink:actuate="onLoad"/></draw:frame><draw:frame draw:style-name="fr1" draw:name="graphics30" text:anchor-type="paragraph" svg:x="0.529cm" svg:y="-1.543cm" svg:width="15.605cm" svg:height="10.94cm" draw:z-index="42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1" draw:name="graphics38" text:anchor-type="paragraph" svg:x="0.088cm" svg:y="18.212cm" svg:width="17cm" svg:height="8.479cm" draw:z-index="43"><draw:image xlink:href="Pictures/1000000000000344000001A184F43645.png" xlink:type="simple" xlink:show="embed" xlink:actuate="onLoad"/></draw:frame></text:p>
      <text:p text:style-name="P1"><draw:frame draw:style-name="fr1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1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1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1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2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1" draw:name="graphics44" text:anchor-type="paragraph" svg:x="-1.289cm" svg:y="-1.376cm" svg:width="19.5cm" svg:height="6.537cm" draw:z-index="47"><draw:image xlink:href="Pictures/100000000000040E0000015CEFA8D9DC.png" xlink:type="simple" xlink:show="embed" xlink:actuate="onLoad"/></draw:frame><draw:frame draw:style-name="fr1" draw:name="graphics45" text:anchor-type="paragraph" svg:x="-1.222cm" svg:y="5.921cm" svg:width="19.456cm" svg:height="6.219cm" draw:z-index="48"><draw:image xlink:href="Pictures/10000000000003BD000001326B004C2B.png" xlink:type="simple" xlink:show="embed" xlink:actuate="onLoad"/></draw:frame><draw:frame draw:style-name="fr1" draw:name="graphics46" text:anchor-type="paragraph" svg:x="-0.993cm" svg:y="13.229cm" svg:width="19.397cm" svg:height="6.436cm" draw:z-index="49"><draw:image xlink:href="Pictures/10000000000003A0000001348394BF78.png" xlink:type="simple" xlink:show="embed" xlink:actuate="onLoad"/></draw:frame><draw:frame draw:style-name="fr1" draw:name="graphics47" text:anchor-type="paragraph" svg:x="1.489cm" svg:y="20.174cm" svg:width="17cm" svg:height="5.962cm" draw:z-index="50"><draw:image xlink:href="Pictures/10000000000002EB00000106C90BDBDD.png" xlink:type="simple" xlink:show="embed" xlink:actuate="onLoad"/></draw:frame></text:p>
      <text:p text:style-name="P1"><draw:frame draw:style-name="fr1" draw:name="graphics49" text:anchor-type="paragraph" svg:x="-0.132cm" svg:y="16.36cm" svg:width="17cm" svg:height="9.26cm" draw:z-index="46"><draw:image xlink:href="Pictures/1000000000000350000001CED3CC4839.png" xlink:type="simple" xlink:show="embed" xlink:actuate="onLoad"/></draw:frame><draw:frame draw:style-name="fr1" draw:name="graphics54" text:anchor-type="paragraph" svg:x="-0.573cm" svg:y="-0.044cm" svg:width="18.122cm" svg:height="7.234cm" draw:z-index="45"><draw:image xlink:href="Pictures/10000000000002CA0000011D50C49113.png" xlink:type="simple" xlink:show="embed" xlink:actuate="onLoad"/></draw:frame><draw:frame draw:style-name="fr1" draw:name="graphics52" text:anchor-type="paragraph" svg:x="-0.529cm" svg:y="8.29cm" svg:width="18.205cm" svg:height="5.249cm" draw:z-index="44"><draw:image xlink:href="Pictures/100000000000034E000000F438FA70D7.png" xlink:type="simple" xlink:show="embed" xlink:actuate="onLoad"/></draw:frame></text:p>
      <text:p text:style-name="Standard"/>
      <text:p text:style-name="P1"><draw:frame draw:style-name="fr1" draw:name="graphics48" text:anchor-type="paragraph" svg:x="0cm" svg:y="-1.753cm" svg:width="15.231cm" svg:height="9.754cm" draw:z-index="51"><draw:image xlink:href="Pictures/1000000000000308000001F12228CCA0.png" xlink:type="simple" xlink:show="embed" xlink:actuate="onLoad"/></draw:frame></text:p>
      <text:p text:style-name="Standard"><draw:frame draw:style-name="fr1" draw:name="graphics55" text:anchor-type="paragraph" svg:x="0.87cm" svg:y="12.421cm" svg:width="13.002cm" svg:height="6.939cm" draw:z-index="54"><draw:image xlink:href="Pictures/10000000000002520000013D66BC32B8.png" xlink:type="simple" xlink:show="embed" xlink:actuate="onLoad"/></draw:frame><draw:frame draw:style-name="fr1" draw:name="graphics51" text:anchor-type="paragraph" svg:x="2.032cm" svg:y="9.596cm" svg:width="9.529cm" svg:height="2.955cm" draw:z-index="53"><draw:image xlink:href="Pictures/10000000000001F70000009CB3B6EE7B.png" xlink:type="simple" xlink:show="embed" xlink:actuate="onLoad"/></draw:frame><draw:frame draw:style-name="fr1" draw:name="graphics50" text:anchor-type="paragraph" svg:x="0.296cm" svg:y="0.233cm" svg:width="14.272cm" svg:height="9.398cm" draw:z-index="52"><draw:image xlink:href="Pictures/1000000000000302000001FB460E344F.png" xlink:type="simple" xlink:show="embed" xlink:actuate="onLoad"/></draw:frame></text:p>
      <text:p text:style-name="P1"><draw:frame draw:style-name="fr1" draw:name="graphics56" text:anchor-type="paragraph" svg:x="0cm" svg:y="-1.422cm" svg:width="17cm" svg:height="4.681cm" draw:z-index="55"><draw:image xlink:href="Pictures/10000000000003B000000104E9AE9AAB.png" xlink:type="simple" xlink:show="embed" xlink:actuate="onLoad"/></draw:frame><draw:frame draw:style-name="fr1" draw:name="graphics59" text:anchor-type="paragraph" svg:x="1.157cm" svg:y="3.637cm" svg:width="15.081cm" svg:height="7.197cm" draw:z-index="58"><draw:image xlink:href="Pictures/100000000000023A00000110AA98DC5C.png" xlink:type="simple" xlink:show="embed" xlink:actuate="onLoad"/></draw:frame></text:p>
      <text:p text:style-name="Standard"/>
      <text:p text:style-name="Standard"><draw:frame draw:style-name="fr1" draw:name="graphics60" text:anchor-type="paragraph" svg:x="0.975cm" svg:y="0.15cm" svg:width="6.773cm" svg:height="2.275cm" draw:z-index="59"><draw:image xlink:href="Pictures/100000000000010000000056FF6250DD.png" xlink:type="simple" xlink:show="embed" xlink:actuate="onLoad"/></draw:frame><draw:frame draw:style-name="fr1" draw:name="graphics58" text:anchor-type="paragraph" svg:x="0.771cm" svg:y="3.094cm" svg:width="6.773cm" svg:height="5.08cm" draw:z-index="57"><draw:image xlink:href="Pictures/1000000000000100000000C02020E04F.png" xlink:type="simple" xlink:show="embed" xlink:actuate="onLoad"/></draw:frame><draw:frame draw:style-name="fr1" draw:name="graphics61" text:anchor-type="paragraph" svg:x="9.006cm" svg:y="0.494cm" svg:width="7.594cm" svg:height="6.482cm" draw:z-index="60"><draw:image xlink:href="Pictures/100000000000011F000000F5C4E3E4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7" text:anchor-type="paragraph" svg:width="17cm" svg:height="2.528cm" draw:z-index="56"><draw:image xlink:href="Pictures/1000000000000576000000D0081E0E28.png" xlink:type="simple" xlink:show="embed" xlink:actuate="onLoad"/></draw:frame></text:p>
      <text:p text:style-name="Standard"><draw:frame draw:style-name="fr3" draw:name="graphics62" text:anchor-type="paragraph" svg:width="17cm" svg:height="7.297cm" draw:z-index="61"><draw:image xlink:href="Pictures/10000000000002EE0000014284412EBF.png" xlink:type="simple" xlink:show="embed" xlink:actuate="onLoad"/></draw:frame><text:soft-page-break/></text:p>
      <text:p text:style-name="Standard"><draw:frame draw:style-name="fr2" draw:name="graphics63" text:anchor-type="paragraph" svg:width="11.589cm" svg:height="4.18cm" draw:z-index="62"><draw:image xlink:href="Pictures/10000000000001B60000009EEEB7A4E1.png" xlink:type="simple" xlink:show="embed" xlink:actuate="onLoad"/></draw:frame></text:p>
      <text:p text:style-name="Standard"><draw:frame draw:style-name="fr3" draw:name="graphics64" text:anchor-type="paragraph" svg:width="17cm" svg:height="8.908cm" draw:z-index="63"><draw:image xlink:href="Pictures/10000000000002AF00000168DA90B4E7.png" xlink:type="simple" xlink:show="embed" xlink:actuate="onLoad"/></draw:frame></text:p>
      <text:p text:style-name="Standard"/>
      <text:p text:style-name="P1"><draw:frame draw:style-name="fr4" draw:name="graphics65" text:anchor-type="paragraph" svg:width="17cm" svg:height="5.814cm" draw:z-index="64"><draw:image xlink:href="Pictures/10000000000003E80000015650A05627.png" xlink:type="simple" xlink:show="embed" xlink:actuate="onLoad"/></draw:frame></text:p>
      <text:p text:style-name="Standard"><draw:frame draw:style-name="fr5" draw:name="graphics66" text:anchor-type="paragraph" svg:x="-0.034cm" svg:y="1.406cm" svg:width="17cm" svg:height="15.547cm" draw:z-index="65"><draw:image xlink:href="Pictures/10000000000002F9000002B8319166AE.png" xlink:type="simple" xlink:show="embed" xlink:actuate="onLoad"/></draw:frame></text:p>
      <text:p text:style-name="P1"><draw:frame draw:style-name="fr5" draw:name="graphics68" text:anchor-type="paragraph" svg:x="0.868cm" svg:y="6.052cm" svg:width="15.041cm" svg:height="4.117cm" draw:z-index="69"><draw:image xlink:href="Pictures/1000000000000278000000AD5267FB55.png" xlink:type="simple" xlink:show="embed" xlink:actuate="onLoad"/></draw:frame><draw:frame draw:style-name="fr5" draw:name="graphics70" text:anchor-type="paragraph" svg:x="1.356cm" svg:y="18.203cm" svg:width="14.783cm" svg:height="7.347cm" draw:z-index="68"><draw:image xlink:href="Pictures/10000000000002A800000152872FA3B5.png" xlink:type="simple" xlink:show="embed" xlink:actuate="onLoad"/></draw:frame><draw:frame draw:style-name="fr5" draw:name="graphics69" text:anchor-type="paragraph" svg:x="1.489cm" svg:y="10.917cm" svg:width="13.824cm" svg:height="6.892cm" draw:z-index="67"><draw:image xlink:href="Pictures/10000000000002D00000016755FD979F.png" xlink:type="simple" xlink:show="embed" xlink:actuate="onLoad"/></draw:frame><draw:frame draw:style-name="fr6" draw:name="graphics67" text:anchor-type="paragraph" svg:width="14.651cm" svg:height="5.42cm" draw:z-index="66"><draw:image xlink:href="Pictures/1000000000000286000000EF34CBD00B.png" xlink:type="simple" xlink:show="embed" xlink:actuate="onLoad"/></draw:frame></text:p>
      <text:p text:style-name="Standard"/>
      <text:p text:style-name="Standard"/>
      <text:p text:style-name="P1"><draw:frame draw:style-name="fr5" draw:name="graphics71" text:anchor-type="paragraph" svg:x="0cm" svg:y="0.127cm" svg:width="17cm" svg:height="9.987cm" draw:z-index="70"><draw:image xlink:href="Pictures/10000000000003FF00000259F443FEEB.png" xlink:type="simple" xlink:show="embed" xlink:actuate="onLoad"/></draw:frame></text:p>
      <text:p text:style-name="Standard"/>
      <text:p text:style-name="Standard"><draw:frame draw:style-name="fr5" draw:name="graphics72" text:anchor-type="paragraph" svg:x="0.397cm" svg:y="0.328cm" svg:width="17cm" svg:height="11.098cm" draw:z-index="71"><draw:image xlink:href="Pictures/10000000000003350000021870938061.png" xlink:type="simple" xlink:show="embed" xlink:actuate="onLoad"/></draw:frame></text:p>
      <text:p text:style-name="Standard"/>
      <text:p text:style-name="P1"><draw:frame draw:style-name="fr6" draw:name="graphics73" text:anchor-type="paragraph" svg:width="10.636cm" svg:height="6.694cm" draw:z-index="72"><draw:image xlink:href="Pictures/1000000000000192000000FD4D39B4DD.png" xlink:type="simple" xlink:show="embed" xlink:actuate="onLoad"/></draw:frame><draw:frame draw:style-name="fr5" draw:name="graphics74" text:anchor-type="paragraph" svg:x="-0.159cm" svg:y="7.022cm" svg:width="17cm" svg:height="7.024cm" draw:z-index="73"><draw:image xlink:href="Pictures/1000000000000389000001764ADEB6E5.png" xlink:type="simple" xlink:show="embed" xlink:actuate="onLoad"/></draw:frame><draw:frame draw:style-name="fr5" draw:name="graphics75" text:anchor-type="paragraph" svg:x="1.33cm" svg:y="15.028cm" svg:width="14.499cm" svg:height="7.858cm" draw:z-index="74"><draw:image xlink:href="Pictures/100000000000022400000129338C24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14T20:25:57.31</meta:print-date>
    <dc:date>2018-06-30T21:50:37.09</dc:date>
    <dc:creator>Edward Willink</dc:creator>
    <meta:editing-duration>P25DT9H3M43S</meta:editing-duration>
    <meta:editing-cycles>14</meta:editing-cycles>
    <meta:generator>OpenOffice/4.1.5$Win32 OpenOffice.org_project/415m1$Build-9789</meta:generator>
    <meta:document-statistic meta:table-count="0" meta:image-count="75" meta:object-count="0" meta:page-count="22" meta:paragraph-count="0" meta:word-count="0" meta:character-count="0"/>
  </office:meta>
</office:document-meta>
</file>